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23cm" svg:stroke-color="#000000" draw:stroke-linejoin="round" draw:fill="solid" draw:fill-color="#dddddd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ff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33cc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2cm" fo:min-width="0.269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06cm" fo:padding-right="0cm" fo:wrap-option="no-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2cm" fo:min-width="0.273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123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123cm" svg:stroke-color="#ff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073cm" fo:min-width="1.391cm" fo:padding-top="0.3cm" fo:padding-bottom="0.13cm" fo:padding-left="0.05cm" fo:padding-right="0.05cm" fo:wrap-option="wrap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06cm" fo:padding-right="0cm" fo:wrap-option="wrap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06cm" fo:padding-right="0.06cm" fo:wrap-option="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0033cc" draw:stroke-linejoin="round" draw:fill="solid" draw:fill-color="#dddddd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078cm" fo:min-width="0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33cc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daedef" draw:textarea-horizontal-align="center" draw:textarea-vertical-align="top" draw:auto-grow-height="false" fo:min-height="2.704cm" fo:min-width="1.005cm" fo:padding-top="0cm" fo:padding-bottom="0.13cm" fo:padding-left="0cm" fo:padding-right="0cm" fo:wrap-option="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5.803cm" fo:min-width="0cm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678cm" fo:min-width="0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9.64cm" fo:min-width="0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9.645cm" fo:min-width="0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daedef" draw:textarea-horizontal-align="justify" draw:textarea-vertical-align="middle" draw:auto-grow-height="false" fo:min-height="0.5cm" fo:min-width="22.401cm" fo:padding-top="0.13cm" fo:padding-bottom="0.13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075cm" fo:min-width="2.074cm" fo:padding-top="0.3cm" fo:padding-bottom="0.13cm" fo:padding-left="0.05cm" fo:padding-right="0.05cm" fo:wrap-option="wrap"/>
      <style:paragraph-properties style:writing-mode="lr-tb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06cm" fo:padding-right="0.06cm" fo:wrap-option="no-wrap"/>
      <style:paragraph-properties style:writing-mode="lr-tb"/>
    </style:style>
    <style:style style:name="gr27" style:family="graphic" style:parent-style-name="standard">
      <style:graphic-properties draw:stroke="solid" svg:stroke-width="0.123cm" svg:stroke-color="#ff0000" draw:stroke-linejoin="round" draw:fill="solid" draw:fill-color="#dddddd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28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1.434cm" fo:min-width="0.361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1cm" fo:padding-right="0.1cm" fo:wrap-option="no-wrap"/>
      <style:paragraph-properties style:writing-mode="lr-tb"/>
    </style:style>
    <style:style style:name="gr30" style:family="graphic" style:parent-style-name="objectwithoutfill">
      <style:graphic-properties svg:stroke-width="0.12cm" draw:marker-start-width="0.38cm" draw:marker-end-width="0.38cm" draw:fill="none" draw:textarea-vertical-align="middle" fo:padding-top="0.185cm" fo:padding-bottom="0.185cm" fo:padding-left="0.31cm" fo:padding-right="0.31cm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203cm" fo:min-width="1.474cm" fo:padding-top="0.3cm" fo:padding-bottom="0.13cm" fo:padding-left="0.05cm" fo:padding-right="0.05cm" fo:wrap-option="wrap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702cm" fo:min-width="0.991cm" fo:padding-top="0.13cm" fo:padding-bottom="0.13cm" fo:padding-left="0.25cm" fo:padding-right="0.25cm" fo:wrap-option="wrap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dddddd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35" style:family="graphic" style:parent-style-name="standard">
      <style:graphic-properties draw:fill="solid" draw:fill-color="#000000" draw:textarea-horizontal-align="justify" draw:textarea-vertical-align="middle" draw:auto-grow-height="false" fo:min-height="0.057cm" fo:min-width="0.112cm"/>
    </style:style>
    <style:style style:name="gr36" style:family="graphic" style:parent-style-name="standard">
      <style:graphic-properties draw:fill="solid" draw:fill-color="#000000" draw:textarea-horizontal-align="justify" draw:textarea-vertical-align="middle" draw:auto-grow-height="false" fo:min-height="0.117cm" fo:min-width="0.167cm"/>
    </style:style>
    <style:style style:name="gr37" style:family="graphic" style:parent-style-name="standard">
      <style:graphic-properties svg:stroke-width="0.04cm" svg:stroke-color="#000000" draw:marker-start-width="0.26cm" draw:marker-end-width="0.26cm" draw:fill="solid" draw:fill-color="#daedef" draw:textarea-vertical-align="middle" fo:padding-top="0.145cm" fo:padding-bottom="0.145cm" fo:padding-left="0.27cm" fo:padding-right="0.27cm"/>
    </style:style>
    <style:style style:name="gr3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 style:writing-mode="lr-tb"/>
    </style:style>
    <style:style style:name="P2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0.352cm" fo:text-align="end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0.352cm" fo:text-indent="0cm" style:punctuation-wrap="hanging" style:line-break="strict" style:writing-mode="lr-tb"/>
    </style:style>
    <style:style style:name="P7" style:family="paragraph">
      <loext:graphic-properties draw:fill="solid" draw:fill-color="#daedef"/>
      <style:paragraph-properties fo:margin-left="0cm" fo:margin-right="0cm" fo:line-height="0.352cm" fo:text-align="end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P9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loext:graphic-properties draw:fill="solid" draw:fill-color="#daedef"/>
      <style:paragraph-properties style:writing-mode="lr-tb" style:font-independent-line-spacing="true"/>
    </style:style>
    <style:style style:name="P13" style:family="paragraph">
      <style:paragraph-properties fo:margin-left="0cm" fo:margin-right="0cm" fo:line-height="100%" fo:text-indent="0cm" style:punctuation-wrap="hanging" style:line-break="strict" style:writing-mode="lr-tb">
        <style:tab-stops/>
      </style:paragraph-properties>
    </style:style>
    <style:style style:name="P14" style:family="paragraph">
      <loext:graphic-properties draw:fill="solid" draw:fill-color="#daedef"/>
      <style:paragraph-properties fo:margin-left="0cm" fo:margin-right="0cm" fo:line-height="100%" fo:text-indent="0cm" style:punctuation-wrap="hanging" style:line-break="strict" style:writing-mode="lr-tb" style:font-independent-line-spacing="true">
        <style:tab-stops/>
      </style:paragraph-properties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1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20" style:family="paragraph">
      <style:paragraph-properties fo:margin-left="0cm" fo:margin-right="0cm" fo:line-height="0.352cm" fo:text-align="start" fo:text-indent="0cm" style:punctuation-wrap="hanging" style:line-break="strict" style:writing-mode="lr-tb"/>
    </style:style>
    <style:style style:name="P2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22" style:family="paragraph">
      <loext:graphic-properties draw:fill="solid" draw:fill-color="#daede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line-height="0.458cm" fo:text-align="end" fo:text-indent="0cm" style:punctuation-wrap="hanging" style:line-break="strict" style:writing-mode="lr-tb"/>
    </style:style>
    <style:style style:name="P25" style:family="paragraph">
      <style:paragraph-properties fo:margin-left="0cm" fo:margin-right="0cm" fo:line-height="0.317cm" fo:text-align="end" fo:text-indent="0cm" style:punctuation-wrap="hanging" style:line-break="strict" style:writing-mode="lr-tb"/>
    </style:style>
    <style:style style:name="P26" style:family="paragraph">
      <loext:graphic-properties draw:fill="none" draw:fill-color="#ffffff"/>
      <style:paragraph-properties fo:margin-left="0cm" fo:margin-right="0cm" fo:line-height="0.458cm" fo:text-align="end" fo:text-indent="0cm" style:punctuation-wrap="hanging" style:line-break="strict" style:writing-mode="lr-tb" style:font-independent-line-spacing="true"/>
    </style:style>
    <style:style style:name="P27" style:family="paragraph">
      <loext:graphic-properties draw:fill="none" draw:fill-color="#ffffff"/>
      <style:paragraph-properties style:writing-mode="lr-tb" style:font-independent-line-spacing="true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loext:graphic-properties draw:fill="solid" draw:fill-color="#daedef"/>
    </style:style>
    <style:style style:name="P30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style:font-name="Arial Narrow" fo:font-size="12pt" fo:language="en" fo:country="US" style:font-size-asian="12pt" style:font-size-complex="12pt"/>
    </style:style>
    <style:style style:name="T3" style:family="text">
      <style:text-properties style:font-name="Arial Narrow" fo:font-size="9pt" fo:language="en" fo:country="US" style:font-size-asian="9pt" style:font-size-complex="9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style:font-name="Arial Narrow" fo:font-size="11pt" fo:language="en" fo:country="US" fo:font-weight="bold" style:font-size-asian="11pt" style:font-weight-asian="bold" style:font-size-complex="11pt" style:font-weight-complex="bold"/>
    </style:style>
    <style:style style:name="T6" style:family="text">
      <style:text-properties style:font-name="Arial Narrow" fo:font-size="9pt" fo:language="en" fo:country="US" fo:font-weight="bold" style:font-size-asian="9pt" style:font-weight-asian="bold" style:font-size-complex="9pt" style:font-weight-complex="bold"/>
    </style:style>
    <style:style style:name="T7" style:family="text">
      <style:text-properties style:font-name="Arial Narrow" fo:font-size="10pt" fo:language="en" fo:country="US" fo:font-weight="bold" style:font-size-asian="10pt" style:font-weight-asian="bold" style:font-size-complex="10pt" style:font-weight-complex="bold"/>
    </style:style>
    <style:style style:name="T8" style:family="text">
      <style:text-properties style:font-name="Arial Narrow" fo:font-size="7pt" fo:language="en" fo:country="US" fo:font-weight="bold" style:font-size-asian="7pt" style:font-weight-asian="bold" style:font-size-complex="7pt" style:font-weight-complex="bold"/>
    </style:style>
    <style:style style:name="T9" style:family="text">
      <style:text-properties style:font-name="Arial Narrow" fo:font-size="8pt" fo:language="en" fo:country="US" fo:font-weight="bold" style:font-size-asian="8pt" style:font-weight-asian="bold" style:font-size-complex="8pt" style:font-weight-complex="bold"/>
    </style:style>
    <style:style style:name="T10" style:family="text">
      <style:text-properties style:font-name="Arial Narrow" fo:font-size="10pt" fo:language="en" fo:country="US" style:font-size-asian="10pt" style:font-size-complex="10pt"/>
    </style:style>
    <style:style style:name="T11" style:family="text">
      <style:text-properties fo:font-size="9pt" fo:language="en" fo:country="US" style:font-size-asian="9pt" style:font-size-complex="9pt"/>
    </style:style>
    <style:style style:name="T12" style:family="text">
      <style:text-properties fo:font-size="11pt" fo:language="en" fo:country="US" style:font-size-asian="11pt" style:font-size-complex="11pt"/>
    </style:style>
    <style:style style:name="T13" style:family="text">
      <style:text-properties fo:font-size="16pt" fo:language="en" fo:country="US" style:font-size-asian="16pt" style:font-size-complex="16pt"/>
    </style:style>
    <style:style style:name="T14" style:family="text">
      <style:text-properties fo:font-size="10pt" fo:language="en" fo:country="US" style:font-size-asian="10pt" style:font-size-complex="10pt"/>
    </style:style>
    <style:style style:name="T15" style:family="text">
      <style:text-properties fo:color="#000000" style:text-outline="false" style:text-line-through-style="none" style:text-line-through-type="none" style:text-position="0% 100%" style:font-name="Arial Narrow" fo:font-size="9pt" fo:language="en" fo:country="US" fo:font-style="normal" fo:text-shadow="none" style:text-underline-style="none" fo:font-weight="bold" style:font-name-asian="Droid Sans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connector draw:name="Zalomená spojnica 257_4" draw:style-name="gr1" draw:text-style-name="P1" draw:layer="layout" draw:line-skew="1.302cm 3.915cm" svg:x1="18.282cm" svg:y1="12.196cm" svg:x2="0.655cm" svg:y2="7.887cm" draw:start-shape="id1" draw:start-glue-point="4" draw:end-shape="id2" draw:end-glue-point="5" svg:d="M18282 12196h1953v1395h-20151v-5704h571" svg:viewBox="0 0 20152 5705">
          <text:p/>
        </draw:connector>
        <draw:connector draw:name="Zalomená spojnica 245_4" draw:style-name="gr1" draw:text-style-name="P1" draw:layer="layout" svg:x1="2.527cm" svg:y1="7.548cm" svg:x2="17.374cm" svg:y2="12.814cm" draw:start-shape="id3" draw:start-glue-point="2" draw:end-shape="id1" draw:end-glue-point="5" svg:d="M2527 7548v5266h14847" svg:viewBox="0 0 14848 5267">
          <text:p/>
        </draw:connector>
        <draw:line draw:name="Rovná spojnica 28_3" draw:style-name="gr2" draw:text-style-name="P1" xml:id="id15" draw:id="id15" draw:layer="layout" svg:x1="6.31cm" svg:y1="10.376cm" svg:x2="23.367cm" svg:y2="10.394cm">
          <text:p/>
        </draw:line>
        <draw:line draw:name="Rovná spojnica 335_0" draw:style-name="gr3" draw:text-style-name="P1" draw:layer="layout" svg:x1="6.373cm" svg:y1="12.321cm" svg:x2="13.411cm" svg:y2="12.325cm">
          <text:p/>
        </draw:line>
        <draw:polyline draw:name="Rovná spojnica 414_1" draw:style-name="gr4" draw:text-style-name="P1" draw:layer="layout" svg:width="2.637cm" svg:height="5.166cm" draw:transform="rotate (-0.000872664625998243) translate (7.84602119461716cm 5.78971276393044cm)" svg:viewBox="0 0 2638 5167" draw:points="0,24 2621,0 2638,3993 451,3995 452,5167">
          <text:p/>
        </draw:polyline>
        <draw:line draw:name="Rovná spojnica 446" draw:style-name="gr4" draw:text-style-name="P1" draw:layer="layout" svg:x1="24.515cm" svg:y1="9.477cm" svg:x2="24.514cm" svg:y2="4.125cm">
          <text:p/>
        </draw:line>
        <draw:g draw:name="Skupina 9" xml:id="id2" draw:id="id2">
          <draw:glue-point draw:id="4" svg:x="-4.796cm" svg:y="-2.545cm"/>
          <draw:glue-point draw:id="5" svg:x="-4.796cm" svg:y="2.47cm"/>
          <draw:custom-shape draw:name="Lichobežník 6" draw:style-name="gr5" draw:text-style-name="P2" draw:layer="layout" svg:width="0.935cm" svg:height="0.505cm" draw:transform="rotate (-1.5707963267949) translate (1.232cm 7.19cm)">
            <text:p/>
            <draw:enhanced-geometry svg:viewBox="0 0 338137 180975" draw:extrusion-allowed="true" draw:text-areas="30163 16143 307974 180975" draw:glue-points="169069 0 22622 90488 169069 180975 315515 90488 0 180975" draw:type="mso-spt100" draw:enhanced-path="M 0 180975 L 45244 0 292893 0 338137 180975 Z N"/>
          </draw:custom-shape>
          <draw:custom-shape draw:name="BlokTextu 7" draw:style-name="gr6" draw:text-style-name="P4" xml:id="id12" draw:id="id12" draw:layer="layout" svg:width="0.45cm" svg:height="0.508cm" svg:x="0.642cm" svg:y="7.19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8" draw:style-name="gr6" draw:text-style-name="P4" draw:layer="layout" svg:width="0.45cm" svg:height="0.508cm" svg:x="0.642cm" svg:y="7.614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Skupina 64" xml:id="id5" draw:id="id5">
          <draw:custom-shape draw:name="Lichobežník 65" draw:style-name="gr7" draw:text-style-name="P2" draw:layer="layout" svg:width="0.939cm" svg:height="0.505cm" draw:transform="rotate (-1.5707963267949) translate (24.731cm 9.051cm)">
            <text:p/>
            <draw:enhanced-geometry svg:viewBox="0 0 338137 180975" draw:extrusion-allowed="true" draw:text-areas="30163 16143 307974 180975" draw:glue-points="169069 0 22622 90488 169069 180975 315515 90488 0 180975 45244 0" draw:type="mso-spt100" draw:enhanced-path="M 0 180975 L 45244 0 292893 0 338137 180975 Z N"/>
          </draw:custom-shape>
          <draw:custom-shape draw:name="BlokTextu 66" draw:style-name="gr6" draw:text-style-name="P4" xml:id="id7" draw:id="id7" draw:layer="layout" svg:width="0.45cm" svg:height="0.508cm" svg:x="24.141cm" svg:y="9.051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67" draw:style-name="gr6" draw:text-style-name="P4" draw:layer="layout" svg:width="0.45cm" svg:height="0.508cm" svg:x="24.141cm" svg:y="9.477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Rovná spojnica 89" draw:style-name="gr8" draw:text-style-name="P1" draw:layer="layout" svg:x1="1.233cm" svg:y1="7.658cm" svg:x2="1.775cm" svg:y2="7.662cm">
          <text:p/>
        </draw:line>
        <draw:line draw:name="Rovná spojnica 91" draw:style-name="gr8" draw:text-style-name="P1" draw:layer="layout" svg:x1="2.225cm" svg:y1="7.658cm" svg:x2="6.339cm" svg:y2="7.658cm">
          <text:p/>
        </draw:line>
        <draw:line draw:name="Rovná spojnica 101" draw:style-name="gr8" draw:text-style-name="P1" draw:layer="layout" svg:x1="6.382cm" svg:y1="5.149cm" svg:x2="6.333cm" svg:y2="12.325cm">
          <text:p/>
        </draw:line>
        <draw:line draw:name="Rovná spojnica 107" draw:style-name="gr9" draw:text-style-name="P1" draw:layer="layout" svg:x1="9.422cm" svg:y1="7.406cm" svg:x2="14.806cm" svg:y2="7.402cm">
          <text:p/>
        </draw:line>
        <draw:line draw:name="Rovná spojnica 111" draw:style-name="gr9" draw:text-style-name="P1" draw:layer="layout" svg:x1="9.408cm" svg:y1="8.27cm" svg:x2="15.251cm" svg:y2="8.243cm">
          <text:p/>
        </draw:line>
        <draw:line draw:name="Rovná spojnica 187" draw:style-name="gr9" draw:text-style-name="P1" draw:layer="layout" svg:x1="14.46cm" svg:y1="14.696cm" svg:x2="14.473cm" svg:y2="7.658cm">
          <text:p/>
        </draw:line>
        <draw:line draw:name="Rovná spojnica 189" draw:style-name="gr9" draw:text-style-name="P1" draw:layer="layout" svg:x1="14.475cm" svg:y1="7.658cm" svg:x2="14.806cm" svg:y2="7.667cm">
          <text:p/>
        </draw:line>
        <draw:line draw:name="Rovná spojnica 197" draw:style-name="gr9" draw:text-style-name="P1" draw:layer="layout" svg:x1="15.25cm" svg:y1="8.504cm" svg:x2="14.461cm" svg:y2="8.518cm">
          <text:p/>
        </draw:line>
        <draw:line draw:name="Rovná spojnica 201" draw:style-name="gr9" draw:text-style-name="P1" draw:layer="layout" svg:x1="15.251cm" svg:y1="8.75cm" svg:x2="14.687cm" svg:y2="8.741cm">
          <text:p/>
        </draw:line>
        <draw:line draw:name="Rovná spojnica 203" draw:style-name="gr8" draw:text-style-name="P1" draw:layer="layout" svg:x1="15.309cm" svg:y1="7.666cm" svg:x2="17.941cm" svg:y2="7.643cm">
          <text:p/>
        </draw:line>
        <draw:line draw:name="Rovná spojnica 220" draw:style-name="gr8" draw:text-style-name="P1" draw:layer="layout" svg:x1="16.777cm" svg:y1="8.526cm" svg:x2="17.915cm" svg:y2="8.518cm">
          <text:p/>
        </draw:line>
        <draw:line draw:name="Rovná spojnica 229" draw:style-name="gr8" draw:text-style-name="P1" draw:layer="layout" svg:x1="20.693cm" svg:y1="9.735cm" svg:x2="24.216cm" svg:y2="9.735cm">
          <text:p/>
        </draw:line>
        <draw:connector draw:name="Zalomená spojnica 270" draw:style-name="gr1" draw:text-style-name="P1" draw:layer="layout" draw:line-skew="-0.951cm 6.293cm -0.373cm" svg:x1="7.179cm" svg:y1="9.304cm" svg:x2="24.731cm" svg:y2="9.52cm" draw:start-shape="id4" draw:start-glue-point="3" draw:end-shape="id5" draw:end-glue-point="1" svg:d="M7179 9304h-1370v5396h19192v-5180h-270" svg:viewBox="0 0 19193 5397">
          <text:p/>
        </draw:connector>
        <draw:connector draw:name="Zalomená spojnica 276" draw:style-name="gr1" draw:text-style-name="P1" draw:layer="layout" draw:line-skew="2.336cm" svg:x1="18.034cm" svg:y1="7.958cm" svg:x2="24.141cm" svg:y2="9.305cm" draw:start-shape="id6" draw:start-glue-point="12" draw:end-shape="id7" draw:end-glue-point="3" svg:d="M18034 7958h5723v1347h384" svg:viewBox="0 0 6108 1348">
          <text:p/>
        </draw:connector>
        <draw:custom-shape draw:name="Obdĺžnik 29" draw:style-name="gr10" draw:text-style-name="P7" draw:layer="layout" svg:width="1.491cm" svg:height="2.503cm" svg:x="20.904cm" svg:y="7.051cm">
          <text:list text:style-name="L1">
            <text:list-header>
              <text:p text:style-name="P5"><text:span text:style-name="T2"/></text:p>
              <text:p text:style-name="P6"><text:span text:style-name="T2">Data </text:span><text:span text:style-name="T2">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BlokTextu 30" draw:style-name="gr11" draw:text-style-name="P9" xml:id="id13" draw:id="id13" draw:layer="layout" svg:width="0.69cm" svg:height="0.508cm" svg:x="20.796cm" svg:y="7.702cm">
          <text:list text:style-name="L1">
            <text:list-header>
              <text:p text:style-name="P8"><text:span text:style-name="T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1" draw:style-name="gr12" draw:text-style-name="P11" draw:layer="layout" svg:width="0.972cm" svg:height="0.508cm" svg:x="21.401cm" svg:y="7.688cm">
          <text:list text:style-name="L1">
            <text:list-header>
              <text:p text:style-name="P10"><text:span text:style-name="T1">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2" draw:style-name="gr11" draw:text-style-name="P4" xml:id="id10" draw:id="id10" draw:layer="layout" svg:width="0.97cm" svg:height="0.508cm" svg:x="20.796cm" svg:y="9.031cm">
          <text:list text:style-name="L1">
            <text:list-header>
              <text:p text:style-name="P3"><text:span text:style-name="T1">W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3" draw:style-name="gr12" draw:text-style-name="P4" draw:layer="layout" svg:width="0.964cm" svg:height="0.508cm" svg:x="21.431cm" svg:y="7.051cm">
          <text:list text:style-name="L1">
            <text:list-header>
              <text:p text:style-name="P3"><text:span text:style-name="T1">W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35" draw:style-name="gr2" draw:text-style-name="P1" draw:layer="layout" svg:x1="21.259cm" svg:y1="7.05cm" svg:x2="21.272cm" svg:y2="6.779cm">
          <text:p/>
        </draw:line>
        <draw:custom-shape draw:name="Rovnoramenný trojuholník 34" draw:style-name="gr13" draw:text-style-name="P12" draw:layer="layout" svg:width="0.45cm" svg:height="0.251cm" svg:x="21.035cm" svg:y="6.99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name="Zalomená spojnica 280" draw:style-name="gr1" draw:text-style-name="P1" draw:layer="layout" draw:line-skew="-0.834cm" svg:x1="16.506cm" svg:y1="8.562cm" svg:x2="16.163cm" svg:y2="11.051cm" draw:end-shape="id8" draw:end-glue-point="4" svg:d="M16506 8562v89h-343v2400" svg:viewBox="0 0 344 2490">
          <text:p/>
        </draw:connector>
        <draw:connector draw:name="Zalomená spojnica 284" draw:style-name="gr1" draw:text-style-name="P1" draw:layer="layout" svg:x1="8.685cm" svg:y1="11.125cm" svg:x2="16.085cm" svg:y2="11.126cm" draw:start-shape="id9" draw:start-glue-point="1" draw:end-shape="id8" draw:end-glue-point="6" svg:d="M8685 11125h3701v1h3699" svg:viewBox="0 0 7401 2">
          <text:p/>
        </draw:connector>
        <draw:connector draw:name="Zalomená spojnica 303" draw:style-name="gr1" draw:text-style-name="P1" draw:layer="layout" draw:line-skew="-0.542cm" svg:x1="15.753cm" svg:y1="8.508cm" svg:x2="16.445cm" svg:y2="8.27cm" svg:d="M15753 8508h-196v-238h888" svg:viewBox="0 0 889 239">
          <text:p/>
        </draw:connector>
        <draw:connector draw:name="Zalomená spojnica 307" draw:style-name="gr1" draw:text-style-name="P1" draw:layer="layout" draw:line-skew="-2.091cm" svg:x1="15.754cm" svg:y1="8.509cm" svg:x2="20.796cm" svg:y2="9.285cm" draw:end-shape="id10" draw:end-glue-point="3" svg:d="M15754 8509h214v776h4828" svg:viewBox="0 0 5043 777">
          <text:p/>
        </draw:connector>
        <draw:line draw:name="Rovná spojnica 335" draw:style-name="gr3" draw:text-style-name="P1" draw:layer="layout" svg:x1="6.379cm" svg:y1="11.861cm" svg:x2="13.671cm" svg:y2="11.861cm">
          <text:p/>
        </draw:line>
        <draw:line draw:name="Rovná spojnica 341" draw:style-name="gr3" draw:text-style-name="P1" draw:layer="layout" svg:x1="13.416cm" svg:y1="12.321cm" svg:x2="13.411cm" svg:y2="16.142cm">
          <text:p/>
        </draw:line>
        <draw:line draw:name="Rovná spojnica 355" draw:style-name="gr3" draw:text-style-name="P1" draw:layer="layout" svg:x1="13.671cm" svg:y1="11.861cm" svg:x2="13.668cm" svg:y2="16.146cm">
          <text:p/>
        </draw:line>
        <draw:line draw:name="Rovná spojnica 359" draw:style-name="gr3" draw:text-style-name="P1" draw:layer="layout" svg:x1="19.449cm" svg:y1="10.361cm" svg:x2="19.423cm" svg:y2="16.142cm">
          <text:p/>
        </draw:line>
        <draw:line draw:name="Rovná spojnica 361" draw:style-name="gr3" draw:text-style-name="P1" draw:layer="layout" svg:x1="23.415cm" svg:y1="13.811cm" svg:x2="23.391cm" svg:y2="16.151cm">
          <text:p/>
        </draw:line>
        <draw:line draw:name="Rovná spojnica 363" draw:style-name="gr2" draw:text-style-name="P1" draw:layer="layout" svg:x1="7.251cm" svg:y1="7.66cm" svg:x2="6.382cm" svg:y2="7.665cm">
          <text:p/>
        </draw:line>
        <draw:line draw:name="Rovná spojnica 365" draw:style-name="gr2" draw:text-style-name="P1" draw:layer="layout" svg:x1="7.252cm" svg:y1="8.288cm" svg:x2="6.366cm" svg:y2="8.284cm">
          <text:p/>
        </draw:line>
        <draw:line draw:name="Rovná spojnica 369" draw:style-name="gr2" draw:text-style-name="P1" draw:layer="layout" svg:x1="6.383cm" svg:y1="5.144cm" svg:x2="6.983cm" svg:y2="5.153cm">
          <text:p/>
        </draw:line>
        <draw:line draw:name="Rovná spojnica 371" draw:style-name="gr2" draw:text-style-name="P1" draw:layer="layout" svg:x1="6.983cm" svg:y1="5.876cm" svg:x2="6.383cm" svg:y2="5.872cm">
          <text:p/>
        </draw:line>
        <draw:connector draw:name="Zalomená spojnica 377" draw:style-name="gr14" draw:text-style-name="P1" draw:layer="layout" draw:line-skew="0.474cm -2.776cm" svg:x1="20.565cm" svg:y1="6.293cm" svg:x2="0.867cm" svg:y2="7.19cm" draw:start-shape="id11" draw:start-glue-point="7" draw:end-shape="id12" draw:end-glue-point="0" svg:d="M20565 6293h1117v-3655h-20815v4552" svg:viewBox="0 0 20816 4553">
          <text:p/>
        </draw:connector>
        <draw:line draw:name="Rovná spojnica 395" draw:style-name="gr4" draw:text-style-name="P1" draw:layer="layout" svg:x1="7.834cm" svg:y1="3.702cm" svg:x2="24.732cm" svg:y2="3.707cm">
          <text:p/>
        </draw:line>
        <draw:line draw:name="Rovná spojnica 398" draw:style-name="gr4" draw:text-style-name="P1" draw:layer="layout" svg:x1="7.768cm" svg:y1="4.125cm" svg:x2="24.516cm" svg:y2="4.098cm">
          <text:p/>
        </draw:line>
        <draw:line draw:name="Rovná spojnica 400" draw:style-name="gr4" draw:text-style-name="P1" draw:layer="layout" svg:x1="7.834cm" svg:y1="4.549cm" svg:x2="21.972cm" svg:y2="4.553cm">
          <text:p/>
        </draw:line>
        <draw:line draw:name="Rovná spojnica 402" draw:style-name="gr4" draw:text-style-name="P1" draw:layer="layout" svg:x1="21.972cm" svg:y1="7.049cm" svg:x2="21.972cm" svg:y2="4.549cm">
          <text:p/>
        </draw:line>
        <draw:line draw:name="Rovná spojnica 406" draw:style-name="gr4" draw:text-style-name="P1" draw:layer="layout" svg:x1="7.834cm" svg:y1="4.932cm" svg:x2="17.915cm" svg:y2="4.941cm">
          <text:p/>
        </draw:line>
        <draw:line draw:name="Rovná spojnica 408" draw:style-name="gr4" draw:text-style-name="P1" draw:layer="layout" svg:x1="17.918cm" svg:y1="4.937cm" svg:x2="17.909cm" svg:y2="7.305cm">
          <text:p/>
        </draw:line>
        <draw:line draw:name="Rovná spojnica 410" draw:style-name="gr4" draw:text-style-name="P1" draw:layer="layout" svg:x1="7.834cm" svg:y1="5.365cm" svg:x2="16.556cm" svg:y2="5.369cm">
          <text:p/>
        </draw:line>
        <draw:line draw:name="Rovná spojnica 412" draw:style-name="gr4" draw:text-style-name="P1" draw:layer="layout" svg:x1="16.556cm" svg:y1="5.369cm" svg:x2="16.556cm" svg:y2="8.31cm">
          <text:p/>
        </draw:line>
        <draw:g draw:name="Skupina 60">
          <draw:custom-shape draw:name="Lichobežník 61" draw:style-name="gr7" draw:text-style-name="P2" draw:layer="layout" svg:width="0.939cm" svg:height="0.505cm" draw:transform="rotate (-1.5707963267949) translate (16.827cm 8.03cm)">
            <text:p/>
            <draw:enhanced-geometry svg:viewBox="0 0 338137 180975" draw:extrusion-allowed="true" draw:text-areas="30163 16143 307974 180975" draw:glue-points="169069 0 22622 90488 169069 180975 315515 90488 0 180975" draw:type="mso-spt100" draw:enhanced-path="M 0 180975 L 45244 0 292893 0 338137 180975 Z N"/>
          </draw:custom-shape>
          <draw:custom-shape draw:name="BlokTextu 62" draw:style-name="gr6" draw:text-style-name="P4" draw:layer="layout" svg:width="0.45cm" svg:height="0.508cm" svg:x="16.237cm" svg:y="8.03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63" draw:style-name="gr6" draw:text-style-name="P4" draw:layer="layout" svg:width="0.45cm" svg:height="0.508cm" svg:x="16.237cm" svg:y="8.456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Rovná spojnica 418" draw:style-name="gr4" draw:text-style-name="P1" draw:layer="layout" svg:x1="7.834cm" svg:y1="6.238cm" svg:x2="20.15cm" svg:y2="6.242cm">
          <text:p/>
        </draw:line>
        <draw:custom-shape draw:name="Vývojový diagram: zdržanie 374" draw:style-name="gr15" draw:text-style-name="P12" xml:id="id11" draw:id="id11" draw:layer="layout" svg:width="0.415cm" svg:height="0.472cm" svg:x="20.15cm" svg:y="6.05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name="Rovná spojnica 440" draw:style-name="gr16" draw:text-style-name="P1" draw:layer="layout" svg:x1="15.066cm" svg:y1="7.909cm" svg:x2="15.092cm" svg:y2="16.151cm">
          <text:p/>
        </draw:line>
        <draw:line draw:name="Rovná spojnica 442" draw:style-name="gr16" draw:text-style-name="P1" draw:layer="layout" svg:x1="15.507cm" svg:y1="8.751cm" svg:x2="15.511cm" svg:y2="16.151cm">
          <text:p/>
        </draw:line>
        <draw:line draw:name="Rovná spojnica 449" draw:style-name="gr4" draw:text-style-name="P1" draw:layer="layout" svg:x1="8.293cm" svg:y1="7.058cm" svg:x2="8.293cm" svg:y2="2.3cm">
          <text:p/>
        </draw:line>
        <draw:line draw:name="Rovná spojnica 452" draw:style-name="gr4" draw:text-style-name="P1" draw:layer="layout" svg:x1="8.293cm" svg:y1="2.3cm" svg:x2="24.737cm" svg:y2="2.304cm">
          <text:p/>
        </draw:line>
        <draw:line draw:name="Rovná spojnica 454" draw:style-name="gr4" draw:text-style-name="P1" draw:layer="layout" svg:x1="24.736cm" svg:y1="2.309cm" svg:x2="24.731cm" svg:y2="3.707cm">
          <text:p/>
        </draw:line>
        <draw:line draw:name="Rovná spojnica 471" draw:style-name="gr16" draw:text-style-name="P1" draw:layer="layout" svg:x1="21.261cm" svg:y1="15.04cm" svg:x2="21.256cm" svg:y2="16.168cm">
          <text:p/>
        </draw:line>
        <draw:line draw:name="Rovná spojnica 472" draw:style-name="gr16" draw:text-style-name="P1" draw:layer="layout" svg:x1="23.607cm" svg:y1="15.04cm" svg:x2="23.602cm" svg:y2="16.168cm">
          <text:p/>
        </draw:line>
        <draw:custom-shape draw:name="Zaoblený obdĺžnik 473" draw:style-name="gr17" draw:text-style-name="P14" draw:layer="layout" svg:width="1.113cm" svg:height="2.942cm" svg:x="6.983cm" svg:y="3.468cm">
          <text:list text:style-name="L1">
            <text:list-header>
              <text:p text:style-name="P13"><text:span text:style-name="T3">C</text:span><text:span text:style-name="T3">o</text:span><text:span text:style-name="T3">nt</text:span><text:span text:style-name="T3">ro</text:span><text:span text:style-name="T3">l </text:span><text:span text:style-name="T3">u</text:span><text:span text:style-name="T3">ni</text:span><text:span text:style-name="T3">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Skupina 485">
          <draw:custom-shape draw:name="Obdĺžnik 474" draw:style-name="gr18" draw:text-style-name="P12" draw:layer="layout" svg:width="0.392cm" svg:height="6.063cm" svg:x="4.646cm" svg:y="6.983cm">
            <text:p/>
            <draw:enhanced-geometry svg:viewBox="0 0 21600 21600" draw:type="rectangle" draw:enhanced-path="M 0 0 L 21600 0 21600 21600 0 21600 0 0 Z N"/>
          </draw:custom-shape>
          <draw:line draw:name="Rovná spojnica 480" draw:style-name="gr2" draw:text-style-name="P1" draw:layer="layout" svg:x1="4.842cm" svg:y1="6.982cm" svg:x2="4.842cm" svg:y2="6.779cm">
            <text:p/>
          </draw:line>
          <draw:custom-shape draw:name="Rovnoramenný trojuholník 478" draw:style-name="gr13" draw:text-style-name="P12" draw:layer="layout" svg:width="0.392cm" svg:height="0.264cm" svg:x="4.646cm" svg:y="6.98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Skupina 14">
          <draw:custom-shape draw:name="Obdĺžnik 10" draw:style-name="gr19" draw:text-style-name="P12" draw:layer="layout" svg:width="0.45cm" svg:height="0.938cm" svg:x="1.775cm" svg:y="7.187cm">
            <text:p/>
            <draw:enhanced-geometry svg:viewBox="0 0 21600 21600" draw:type="rectangle" draw:enhanced-path="M 0 0 L 21600 0 21600 21600 0 21600 0 0 Z N"/>
          </draw:custom-shape>
          <draw:custom-shape draw:name="Rovnoramenný trojuholník 11" draw:style-name="gr13" draw:text-style-name="P12" draw:layer="layout" svg:width="0.45cm" svg:height="0.264cm" svg:x="1.775cm" svg:y="7.187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name="Rovná spojnica 13" draw:style-name="gr2" draw:text-style-name="P1" draw:layer="layout" svg:x1="1.998cm" svg:y1="7.187cm" svg:x2="2.011cm" svg:y2="6.917cm">
            <text:p/>
          </draw:line>
        </draw:g>
        <draw:g draw:name="Skupina 494">
          <draw:custom-shape draw:name="Obdĺžnik 475" draw:style-name="gr20" draw:text-style-name="P12" draw:layer="layout" svg:width="0.393cm" svg:height="9.9cm" svg:x="12.398cm" svg:y="3.146cm">
            <text:p/>
            <draw:enhanced-geometry svg:viewBox="0 0 21600 21600" draw:type="rectangle" draw:enhanced-path="M 0 0 L 21600 0 21600 21600 0 21600 0 0 Z N"/>
          </draw:custom-shape>
          <draw:line draw:name="Rovná spojnica 491" draw:style-name="gr2" draw:text-style-name="P1" draw:layer="layout" svg:x1="12.594cm" svg:y1="3.146cm" svg:x2="12.594cm" svg:y2="2.842cm">
            <text:p/>
          </draw:line>
          <draw:custom-shape draw:name="Rovnoramenný trojuholník 477" draw:style-name="gr13" draw:text-style-name="P12" draw:layer="layout" svg:width="0.393cm" svg:height="0.264cm" svg:x="12.398cm" svg:y="3.146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Skupina 499">
          <draw:custom-shape draw:name="Obdĺžnik 500" draw:style-name="gr21" draw:text-style-name="P12" draw:layer="layout" svg:width="0.393cm" svg:height="9.905cm" svg:x="22.624cm" svg:y="3.252cm">
            <text:p/>
            <draw:enhanced-geometry svg:viewBox="0 0 21600 21600" draw:type="rectangle" draw:enhanced-path="M 0 0 L 21600 0 21600 21600 0 21600 0 0 Z N"/>
          </draw:custom-shape>
          <draw:line draw:name="Rovná spojnica 501" draw:style-name="gr2" draw:text-style-name="P1" draw:layer="layout" svg:x1="22.82cm" svg:y1="3.252cm" svg:x2="22.82cm" svg:y2="2.948cm">
            <text:p/>
          </draw:line>
          <draw:custom-shape draw:name="Rovnoramenný trojuholník 502" draw:style-name="gr13" draw:text-style-name="P12" draw:layer="layout" svg:width="0.393cm" svg:height="0.264cm" svg:x="22.624cm" svg:y="3.252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Zaoblený obdĺžnik 503" draw:style-name="gr22" draw:text-style-name="P2" draw:layer="layout" svg:width="22.983cm" svg:height="0.842cm" svg:x="1.233cm" svg:y="16.142cm">
          <text:list text:style-name="L1">
            <text:list-header>
              <text:p text:style-name="P3"><text:span text:style-name="T4">H</text:span><text:span text:style-name="T4">az</text:span><text:span text:style-name="T4">ar</text:span><text:span text:style-name="T4">d </text:span><text:span text:style-name="T4">un</text:span><text:span text:style-name="T4">i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BlokTextu 504" draw:style-name="gr23" draw:text-style-name="P16" draw:layer="layout" svg:width="1.762cm" svg:height="0.466cm" svg:x="8.428cm" svg:y="3.222cm">
          <text:list text:style-name="L1">
            <text:list-header>
              <text:p text:style-name="P15"><text:span text:style-name="T5">R</text:span><text:span text:style-name="T5">e</text:span><text:span text:style-name="T5">g</text:span><text:span text:style-name="T5">W</text:span><text:span text:style-name="T5">r</text:span><text:span text:style-name="T5">i</text:span><text:span text:style-name="T5">t</text:span><text:span text:style-name="T5">e</text:span><text:span text:style-name="T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5" draw:style-name="gr23" draw:text-style-name="P16" draw:layer="layout" svg:width="2.067cm" svg:height="0.466cm" svg:x="8.456cm" svg:y="3.693cm">
          <text:list text:style-name="L1">
            <text:list-header>
              <text:p text:style-name="P15"><text:span text:style-name="T5">M</text:span><text:span text:style-name="T5">em</text:span><text:span text:style-name="T5">To</text:span><text:span text:style-name="T5">Re</text:span><text:span text:style-name="T5">g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6" draw:style-name="gr23" draw:text-style-name="P16" draw:layer="layout" svg:width="1.889cm" svg:height="0.466cm" svg:x="8.446cm" svg:y="4.117cm">
          <text:list text:style-name="L1">
            <text:list-header>
              <text:p text:style-name="P15"><text:span text:style-name="T5">Me</text:span><text:span text:style-name="T5">mW</text:span><text:span text:style-name="T5">rite</text:span><text:span text:style-name="T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7" draw:style-name="gr23" draw:text-style-name="P16" draw:layer="layout" svg:width="2.152cm" svg:height="0.466cm" svg:x="8.45cm" svg:y="4.522cm">
          <text:list text:style-name="L1">
            <text:list-header>
              <text:p text:style-name="P15"><text:span text:style-name="T5">A</text:span><text:span text:style-name="T5">LU</text:span><text:span text:style-name="T5">Co</text:span><text:span text:style-name="T5">ntr</text:span><text:span text:style-name="T5">ol</text:span><text:span text:style-name="T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8" draw:style-name="gr23" draw:text-style-name="P16" draw:layer="layout" svg:width="1.534cm" svg:height="0.466cm" svg:x="8.428cm" svg:y="4.932cm">
          <text:list text:style-name="L1">
            <text:list-header>
              <text:p text:style-name="P15"><text:span text:style-name="T5">A</text:span><text:span text:style-name="T5">L</text:span><text:span text:style-name="T5">U</text:span><text:span text:style-name="T5">S</text:span><text:span text:style-name="T5">r</text:span><text:span text:style-name="T5">c</text:span><text:span text:style-name="T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9" draw:style-name="gr23" draw:text-style-name="P16" draw:layer="layout" svg:width="2.029cm" svg:height="0.466cm" svg:x="8.436cm" svg:y="5.365cm">
          <text:list text:style-name="L1">
            <text:list-header>
              <text:p text:style-name="P15"><text:span text:style-name="T5">Type</text:span><text:span text:style-name="T5">RISB</text:span><text:span text:style-name="T5">U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0" draw:style-name="gr23" draw:text-style-name="P16" draw:layer="layout" svg:width="1.466cm" svg:height="0.466cm" svg:x="8.462cm" svg:y="5.77cm">
          <text:list text:style-name="L1">
            <text:list-header>
              <text:p text:style-name="P15"><text:span text:style-name="T5">B</text:span><text:span text:style-name="T5">ra</text:span><text:span text:style-name="T5">n</text:span><text:span text:style-name="T5">c</text:span><text:span text:style-name="T5">h</text:span><text:span text:style-name="T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1" draw:style-name="gr23" draw:text-style-name="P16" draw:layer="layout" svg:width="1.745cm" svg:height="0.466cm" svg:x="12.908cm" svg:y="3.199cm">
          <text:list text:style-name="L1">
            <text:list-header>
              <text:p text:style-name="P15"><text:span text:style-name="T5">RegW</text:span><text:span text:style-name="T5">rit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2" draw:style-name="gr23" draw:text-style-name="P16" draw:layer="layout" svg:width="2.05cm" svg:height="0.466cm" svg:x="12.936cm" svg:y="3.671cm">
          <text:list text:style-name="L1">
            <text:list-header>
              <text:p text:style-name="P15"><text:span text:style-name="T5">Me</text:span><text:span text:style-name="T5">mTo</text:span><text:span text:style-name="T5">Reg</text:span><text:span text:style-name="T5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3" draw:style-name="gr23" draw:text-style-name="P16" draw:layer="layout" svg:width="1.872cm" svg:height="0.466cm" svg:x="12.926cm" svg:y="4.095cm">
          <text:list text:style-name="L1">
            <text:list-header>
              <text:p text:style-name="P15"><text:span text:style-name="T5">MemWrit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4" draw:style-name="gr23" draw:text-style-name="P16" draw:layer="layout" svg:width="2.135cm" svg:height="0.466cm" svg:x="12.929cm" svg:y="4.5cm">
          <text:list text:style-name="L1">
            <text:list-header>
              <text:p text:style-name="P15"><text:span text:style-name="T5">AL</text:span><text:span text:style-name="T5">UCo</text:span><text:span text:style-name="T5">ntro</text:span><text:span text:style-name="T5">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5" draw:style-name="gr23" draw:text-style-name="P16" draw:layer="layout" svg:width="1.517cm" svg:height="0.466cm" svg:x="12.907cm" svg:y="4.91cm">
          <text:list text:style-name="L1">
            <text:list-header>
              <text:p text:style-name="P15"><text:span text:style-name="T5">ALUSr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8" draw:style-name="gr23" draw:text-style-name="P16" draw:layer="layout" svg:width="1.8cm" svg:height="0.466cm" svg:x="19.191cm" svg:y="3.217cm">
          <text:list text:style-name="L1">
            <text:list-header>
              <text:p text:style-name="P15"><text:span text:style-name="T5">R</text:span><text:span text:style-name="T5">e</text:span><text:span text:style-name="T5">g</text:span><text:span text:style-name="T5">W</text:span><text:span text:style-name="T5">ri</text:span><text:span text:style-name="T5">t</text:span><text:span text:style-name="T5">e</text:span><text:span text:style-name="T5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9" draw:style-name="gr23" draw:text-style-name="P16" draw:layer="layout" svg:width="2.105cm" svg:height="0.466cm" svg:x="19.221cm" svg:y="3.689cm">
          <text:list text:style-name="L1">
            <text:list-header>
              <text:p text:style-name="P15"><text:span text:style-name="T5">M</text:span><text:span text:style-name="T5">e</text:span><text:span text:style-name="T5">m</text:span><text:span text:style-name="T5">T</text:span><text:span text:style-name="T5">o</text:span><text:span text:style-name="T5">R</text:span><text:span text:style-name="T5">e</text:span><text:span text:style-name="T5">g</text:span><text:span text:style-name="T5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0" draw:style-name="gr23" draw:text-style-name="P16" draw:layer="layout" svg:width="1.927cm" svg:height="0.466cm" svg:x="19.211cm" svg:y="4.112cm">
          <text:list text:style-name="L1">
            <text:list-header>
              <text:p text:style-name="P15"><text:span text:style-name="T5">M</text:span><text:span text:style-name="T5">e</text:span><text:span text:style-name="T5">m</text:span><text:span text:style-name="T5">W</text:span><text:span text:style-name="T5">r</text:span><text:span text:style-name="T5">i</text:span><text:span text:style-name="T5">t</text:span><text:span text:style-name="T5">e</text:span><text:span text:style-name="T5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1" draw:style-name="gr23" draw:text-style-name="P16" draw:layer="layout" svg:width="1.834cm" svg:height="0.466cm" svg:x="22.994cm" svg:y="3.186cm">
          <text:list text:style-name="L1">
            <text:list-header>
              <text:p text:style-name="P15"><text:span text:style-name="T5">Reg</text:span><text:span text:style-name="T5">Write</text:span><text:span text:style-name="T5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2" draw:style-name="gr23" draw:text-style-name="P16" draw:layer="layout" svg:width="1.237cm" svg:height="0.931cm" svg:x="23.091cm" svg:y="4.103cm">
          <text:list text:style-name="L1">
            <text:list-header>
              <text:p text:style-name="P15"><text:span text:style-name="T5">Mem</text:span><text:span text:style-name="T5">To</text:span></text:p>
              <text:p text:style-name="P15"><text:span text:style-name="T5">Reg</text:span><text:span text:style-name="T5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4" draw:style-name="gr23" draw:text-style-name="P16" draw:layer="layout" svg:width="1.11cm" svg:height="0.382cm" svg:x="20.533cm" svg:y="5.903cm">
          <text:list text:style-name="L1">
            <text:list-header>
              <text:p text:style-name="P15"><text:span text:style-name="T6">PCSrc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5" draw:style-name="gr23" draw:text-style-name="P16" draw:layer="layout" svg:width="0.602cm" svg:height="0.466cm" svg:x="6.275cm" svg:y="4.703cm">
          <text:list text:style-name="L1">
            <text:list-header>
              <text:p text:style-name="P15"><text:span text:style-name="T5">6: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7" draw:style-name="gr23" draw:text-style-name="P16" draw:layer="layout" svg:width="0.865cm" svg:height="0.424cm" svg:x="6.403cm" svg:y="7.248cm">
          <text:list text:style-name="L1">
            <text:list-header>
              <text:p text:style-name="P15"><text:span text:style-name="T7">1</text:span><text:span text:style-name="T7">9</text:span><text:span text:style-name="T7">:</text:span><text:span text:style-name="T7">1</text:span><text:span text:style-name="T7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8" draw:style-name="gr23" draw:text-style-name="P16" draw:layer="layout" svg:width="0.865cm" svg:height="0.424cm" svg:x="6.403cm" svg:y="7.869cm">
          <text:list text:style-name="L1">
            <text:list-header>
              <text:p text:style-name="P15"><text:span text:style-name="T7">2</text:span><text:span text:style-name="T7">4</text:span><text:span text:style-name="T7">:</text:span><text:span text:style-name="T7">2</text:span><text:span text:style-name="T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5" draw:style-name="gr23" draw:text-style-name="P16" draw:layer="layout" svg:width="0.954cm" svg:height="0.466cm" svg:x="10.885cm" svg:y="11.406cm">
          <text:list text:style-name="L1">
            <text:list-header>
              <text:p text:style-name="P15"><text:span text:style-name="T5">R</text:span><text:span text:style-name="T5">s</text:span><text:span text:style-name="T5">1</text:span><text:span text:style-name="T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8" draw:style-name="gr23" draw:text-style-name="P16" draw:layer="layout" svg:width="0.937cm" svg:height="0.466cm" svg:x="12.773cm" svg:y="11.429cm">
          <text:list text:style-name="L1">
            <text:list-header>
              <text:p text:style-name="P15"><text:span text:style-name="T5">Rs</text:span><text:span text:style-name="T5">1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1" draw:style-name="gr23" draw:text-style-name="P16" draw:layer="layout" svg:width="0.983cm" svg:height="0.424cm" svg:x="16.59cm" svg:y="7.208cm">
          <text:list text:style-name="L1">
            <text:list-header>
              <text:p text:style-name="P15"><text:span text:style-name="T7">S</text:span><text:span text:style-name="T7">rc</text:span><text:span text:style-name="T7">A</text:span><text:span text:style-name="T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2" draw:style-name="gr23" draw:text-style-name="P16" draw:layer="layout" svg:width="0.894cm" svg:height="0.382cm" svg:x="16.734cm" svg:y="8.094cm">
          <text:list text:style-name="L1">
            <text:list-header>
              <text:p text:style-name="P15"><text:span text:style-name="T6">SrcB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3" draw:style-name="gr23" draw:text-style-name="P16" draw:layer="layout" svg:width="1.656cm" svg:height="0.424cm" svg:x="16.743cm" svg:y="8.853cm">
          <text:list text:style-name="L1">
            <text:list-header>
              <text:p text:style-name="P15"><text:span text:style-name="T7">W</text:span><text:span text:style-name="T7">ri</text:span><text:span text:style-name="T7">t</text:span><text:span text:style-name="T7">e</text:span><text:span text:style-name="T7">D</text:span><text:span text:style-name="T7">a</text:span><text:span text:style-name="T7">t</text:span><text:span text:style-name="T7">a</text:span><text:span text:style-name="T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4" draw:style-name="gr23" draw:text-style-name="P16" draw:layer="layout" svg:width="2.076cm" svg:height="0.424cm" svg:x="16.371cm" svg:y="9.893cm">
          <text:list text:style-name="L1">
            <text:list-header>
              <text:p text:style-name="P15"><text:span text:style-name="T7">WriteRe</text:span><text:span text:style-name="T7">gE 4: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5" draw:style-name="gr23" draw:text-style-name="P16" draw:layer="layout" svg:width="1.533cm" svg:height="0.382cm" svg:x="19.062cm" svg:y="8.888cm">
          <text:list text:style-name="L1">
            <text:list-header>
              <text:p text:style-name="P15"><text:span text:style-name="T6">W</text:span><text:span text:style-name="T6">rit</text:span><text:span text:style-name="T6">eD</text:span><text:span text:style-name="T6">at</text:span><text:span text:style-name="T6">a</text:span><text:span text:style-name="T6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6" draw:style-name="gr23" draw:text-style-name="P16" draw:layer="layout" svg:width="1.61cm" svg:height="0.466cm" svg:x="19.264cm" svg:y="7.42cm">
          <text:list text:style-name="L1">
            <text:list-header>
              <text:p text:style-name="P15"><text:span text:style-name="T5">A</text:span><text:span text:style-name="T5">L</text:span><text:span text:style-name="T5">U</text:span><text:span text:style-name="T5">O</text:span><text:span text:style-name="T5">u</text:span><text:span text:style-name="T5">t</text:span><text:span text:style-name="T5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7" draw:style-name="gr23" draw:text-style-name="P16" draw:layer="layout" svg:width="1.474cm" svg:height="0.297cm" svg:x="19.079cm" svg:y="9.99cm">
          <text:list text:style-name="L1">
            <text:list-header>
              <text:p text:style-name="P15"><text:span text:style-name="T8">W</text:span><text:span text:style-name="T8">r</text:span><text:span text:style-name="T8">i</text:span><text:span text:style-name="T8">t</text:span><text:span text:style-name="T8">e</text:span><text:span text:style-name="T8">R</text:span><text:span text:style-name="T8">e</text:span><text:span text:style-name="T8">g</text:span><text:span text:style-name="T8">M</text:span><text:span text:style-name="T8"> </text:span><text:span text:style-name="T8">4</text:span><text:span text:style-name="T8">:</text:span><text:span text:style-name="T8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8" draw:style-name="gr23" draw:text-style-name="P16" draw:layer="layout" svg:width="1.94cm" svg:height="0.382cm" svg:x="23.026cm" svg:y="9.99cm">
          <text:list text:style-name="L1">
            <text:list-header>
              <text:p text:style-name="P15"><text:span text:style-name="T6">W</text:span><text:span text:style-name="T6">r</text:span><text:span text:style-name="T6">i</text:span><text:span text:style-name="T6">t</text:span><text:span text:style-name="T6">e</text:span><text:span text:style-name="T6">R</text:span><text:span text:style-name="T6">e</text:span><text:span text:style-name="T6">g</text:span><text:span text:style-name="T6">W</text:span><text:span text:style-name="T6"> </text:span><text:span text:style-name="T6">4</text:span><text:span text:style-name="T6">:</text:span><text:span text:style-name="T6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9" draw:style-name="gr23" draw:text-style-name="P16" draw:layer="layout" svg:width="1.208cm" svg:height="0.339cm" svg:x="22.987cm" svg:y="9.382cm">
          <text:list text:style-name="L1">
            <text:list-header>
              <text:p text:style-name="P15"><text:span text:style-name="T9">A</text:span><text:span text:style-name="T9">L</text:span><text:span text:style-name="T9">U</text:span><text:span text:style-name="T9">O</text:span><text:span text:style-name="T9">u</text:span><text:span text:style-name="T9">t</text:span><text:span text:style-name="T9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0" draw:style-name="gr23" draw:text-style-name="P16" draw:layer="layout" svg:width="1.554cm" svg:height="0.382cm" svg:x="23.005cm" svg:y="7.517cm">
          <text:list text:style-name="L1">
            <text:list-header>
              <text:p text:style-name="P15"><text:span text:style-name="T6">ReadData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1" draw:style-name="gr23" draw:text-style-name="P16" draw:layer="layout" svg:width="1.415cm" svg:height="0.466cm" svg:x="23.537cm" svg:y="14.193cm">
          <text:list text:style-name="L1">
            <text:list-header>
              <text:p text:style-name="P15"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6" draw:style-name="gr23" draw:text-style-name="P16" draw:layer="layout" svg:width="0.958cm" svg:height="0.424cm" svg:x="5.364cm" svg:y="7.19cm">
          <text:list text:style-name="L1">
            <text:list-header>
              <text:p text:style-name="P15"><text:span text:style-name="T7">I</text:span><text:span text:style-name="T7">n</text:span><text:span text:style-name="T7">s</text:span><text:span text:style-name="T7">t</text:span><text:span text:style-name="T7">r</text:span><text:span text:style-name="T7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7" draw:style-name="gr23" draw:text-style-name="P16" draw:layer="layout" svg:width="0.619cm" svg:height="0.424cm" svg:x="1.201cm" svg:y="7.142cm">
          <text:list text:style-name="L1">
            <text:list-header>
              <text:p text:style-name="P15"><text:span text:style-name="T7">PC´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8" draw:style-name="gr23" draw:text-style-name="P16" xml:id="id3" draw:id="id3" draw:layer="layout" svg:width="0.522cm" svg:height="0.424cm" svg:x="2.266cm" svg:y="7.124cm">
          <text:list text:style-name="L1">
            <text:list-header>
              <text:p text:style-name="P15"><text:span text:style-name="T7">P</text:span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62" draw:style-name="gr23" draw:text-style-name="P16" draw:layer="layout" svg:width="0.526cm" svg:height="0.424cm" svg:x="7.02cm" svg:y="4.91cm">
          <text:list text:style-name="L1">
            <text:list-header>
              <text:p text:style-name="P15"><text:span text:style-name="T7">O</text:span><text:span text:style-name="T7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63" draw:style-name="gr23" draw:text-style-name="P16" draw:layer="layout" svg:width="0.916cm" svg:height="0.424cm" svg:x="6.993cm" svg:y="5.634cm">
          <text:list text:style-name="L1">
            <text:list-header>
              <text:p text:style-name="P15"><text:span text:style-name="T7">F</text:span><text:span text:style-name="T7">u</text:span><text:span text:style-name="T7">n</text:span><text:span text:style-name="T7">c</text:span><text:span text:style-name="T7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70" draw:style-name="gr23" draw:text-style-name="P18" draw:layer="layout" svg:width="1.398cm" svg:height="0.818cm" svg:x="13.638cm" svg:y="15.128cm">
          <text:list text:style-name="L1">
            <text:list-header>
              <text:p text:style-name="P17"><text:span text:style-name="T5">F</text:span><text:span text:style-name="T5">or</text:span><text:span text:style-name="T5">w</text:span><text:span text:style-name="T5">ar</text:span><text:span text:style-name="T5">d</text:span></text:p>
              <text:p text:style-name="P5"><text:span text:style-name="T5">A</text:span><text:span text:style-name="T5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71" draw:style-name="gr23" draw:text-style-name="P21" draw:layer="layout" svg:width="1.398cm" svg:height="0.818cm" svg:x="15.496cm" svg:y="15.141cm">
          <text:list text:style-name="L1">
            <text:list-header>
              <text:p text:style-name="P19"><text:span text:style-name="T5">For</text:span><text:span text:style-name="T5">ward</text:span></text:p>
              <text:p text:style-name="P20"><text:span text:style-name="T5">B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74" draw:style-name="gr24" draw:text-style-name="P16" draw:layer="layout" svg:width="1.817cm" svg:height="0.466cm" svg:x="19.515cm" svg:y="15.339cm">
          <text:list text:style-name="L1">
            <text:list-header>
              <text:p text:style-name="P15"><text:span text:style-name="T5">RegWri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75" draw:style-name="gr24" draw:text-style-name="P21" draw:layer="layout" svg:width="1.603cm" svg:height="0.931cm" svg:x="23.574cm" svg:y="15.141cm">
          <text:list text:style-name="L1">
            <text:list-header>
              <text:p text:style-name="P19"><text:span text:style-name="T5">R</text:span><text:span text:style-name="T5">eg</text:span><text:span text:style-name="T5">Wr</text:span><text:span text:style-name="T5">ite</text:span></text:p>
              <text:p text:style-name="P19"><text:span text:style-name="T5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bdĺžnik 20" draw:style-name="gr25" draw:text-style-name="P22" draw:layer="layout" svg:width="2.174cm" svg:height="2.505cm" svg:x="7.252cm" svg:y="7.058cm">
          <text:list text:style-name="L1">
            <text:list-header>
              <text:p text:style-name="P15"><text:span text:style-name="T10"/></text:p>
              <text:p text:style-name="P17"><text:span text:style-name="T10"/></text:p>
              <text:p text:style-name="P17"><text:span text:style-name="T10"/></text:p>
              <text:p text:style-name="P17"><text:span text:style-name="T2">Reg.</text:span></text:p>
              <text:p text:style-name="P17"><text:span text:style-name="T2"><text:s/></text:span><text:span text:style-name="T2">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BlokTextu 18" draw:style-name="gr6" draw:text-style-name="P4" draw:layer="layout" svg:width="0.734cm" svg:height="0.508cm" svg:x="7.176cm" svg:y="7.405cm">
          <text:list text:style-name="L1">
            <text:list-header>
              <text:p text:style-name="P3"><text:span text:style-name="T1">A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9" draw:style-name="gr26" draw:text-style-name="P11" draw:layer="layout" svg:width="1.12cm" svg:height="0.508cm" svg:x="8.36cm" svg:y="7.405cm">
          <text:list text:style-name="L1">
            <text:list-header>
              <text:p text:style-name="P10"><text:span text:style-name="T1">R</text:span><text:span text:style-name="T1">D</text:span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2" draw:style-name="gr6" draw:text-style-name="P4" draw:layer="layout" svg:width="0.734cm" svg:height="0.508cm" svg:x="7.176cm" svg:y="8.024cm">
          <text:list text:style-name="L1">
            <text:list-header>
              <text:p text:style-name="P3"><text:span text:style-name="T1">A</text:span><text:span text:style-name="T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" draw:style-name="gr26" draw:text-style-name="P11" draw:layer="layout" svg:width="1.12cm" svg:height="0.508cm" svg:x="8.36cm" svg:y="8.011cm">
          <text:list text:style-name="L1">
            <text:list-header>
              <text:p text:style-name="P10"><text:span text:style-name="T1">RD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" draw:style-name="gr6" draw:text-style-name="P4" draw:layer="layout" svg:width="0.734cm" svg:height="0.508cm" svg:x="7.176cm" svg:y="8.537cm">
          <text:list text:style-name="L1">
            <text:list-header>
              <text:p text:style-name="P3"><text:span text:style-name="T1">A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" draw:style-name="gr6" draw:text-style-name="P4" xml:id="id4" draw:id="id4" draw:layer="layout" svg:width="1.153cm" svg:height="0.508cm" svg:x="7.179cm" svg:y="9.05cm">
          <text:list text:style-name="L1">
            <text:list-header>
              <text:p text:style-name="P3"><text:span text:style-name="T1">W</text:span><text:span text:style-name="T1">D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6" draw:style-name="gr26" draw:text-style-name="P11" draw:layer="layout" svg:width="1.192cm" svg:height="0.508cm" svg:x="7.695cm" svg:y="7.058cm">
          <text:list text:style-name="L1">
            <text:list-header>
              <text:p text:style-name="P10"><text:span text:style-name="T1">WE</text:span><text:span text:style-name="T1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8" draw:style-name="gr2" draw:text-style-name="P1" draw:layer="layout" svg:x1="7.606cm" svg:y1="7.059cm" svg:x2="7.62cm" svg:y2="6.429cm">
          <text:p/>
        </draw:line>
        <draw:custom-shape draw:name="Rovnoramenný trojuholník 27" draw:style-name="gr13" draw:text-style-name="P12" draw:layer="layout" svg:width="0.449cm" svg:height="0.264cm" svg:x="7.383cm" svg:y="7.058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name="Skupina 74">
          <draw:custom-shape draw:name="Lichobežník 594" draw:style-name="gr7" draw:text-style-name="P12" draw:layer="layout" svg:width="0.939cm" svg:height="0.503cm" draw:transform="rotate (-1.5707963267949) translate (15.308cm 7.199cm)">
            <text:p/>
            <draw:enhanced-geometry svg:viewBox="0 0 338137 180975" draw:extrusion-allowed="true" draw:text-areas="30163 16143 307974 180975" draw:glue-points="169069 0 22622 90488 169069 180975 315515 90488" draw:type="mso-spt100" draw:enhanced-path="M 0 180975 L 45244 0 292893 0 338137 180975 Z N"/>
          </draw:custom-shape>
          <draw:custom-shape draw:name="BlokTextu 595" draw:style-name="gr6" draw:text-style-name="P4" draw:layer="layout" svg:width="0.531cm" svg:height="0.382cm" svg:x="14.752cm" svg:y="7.212cm">
            <text:list text:style-name="L1">
              <text:list-header>
                <text:p text:style-name="P3"><text:span text:style-name="T11">0</text:span><text:span text:style-name="T1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596" draw:style-name="gr6" draw:text-style-name="P4" xml:id="id14" draw:id="id14" draw:layer="layout" svg:width="0.531cm" svg:height="0.382cm" svg:x="14.75cm" svg:y="7.717cm">
            <text:list text:style-name="L1">
              <text:list-header>
                <text:p text:style-name="P3"><text:span text:style-name="T11">1</text:span><text:span text:style-name="T1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597" draw:style-name="gr6" draw:text-style-name="P4" draw:layer="layout" svg:width="0.531cm" svg:height="0.382cm" svg:x="14.752cm" svg:y="7.474cm">
            <text:list text:style-name="L1">
              <text:list-header>
                <text:p text:style-name="P3"><text:span text:style-name="T11">0</text:span><text:span text:style-name="T1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Skupina 75">
          <draw:custom-shape draw:name="Lichobežník 599" draw:style-name="gr7" draw:text-style-name="P12" draw:layer="layout" svg:width="0.939cm" svg:height="0.503cm" draw:transform="rotate (-1.5707963267949) translate (15.753cm 8.037cm)">
            <text:p/>
            <draw:enhanced-geometry svg:viewBox="0 0 338137 180975" draw:extrusion-allowed="true" draw:text-areas="30163 16143 307974 180975" draw:glue-points="169069 0 22622 90488 169069 180975 315515 90488" draw:type="mso-spt100" draw:enhanced-path="M 0 180975 L 45244 0 292893 0 338137 180975 Z N"/>
          </draw:custom-shape>
          <draw:custom-shape draw:name="BlokTextu 600" draw:style-name="gr6" draw:text-style-name="P4" draw:layer="layout" svg:width="0.531cm" svg:height="0.382cm" svg:x="15.197cm" svg:y="8.05cm">
            <text:list text:style-name="L1">
              <text:list-header>
                <text:p text:style-name="P3"><text:span text:style-name="T11">0</text:span><text:span text:style-name="T1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601" draw:style-name="gr6" draw:text-style-name="P4" draw:layer="layout" svg:width="0.531cm" svg:height="0.382cm" svg:x="15.197cm" svg:y="8.312cm">
            <text:list text:style-name="L1">
              <text:list-header>
                <text:p text:style-name="P3"><text:span text:style-name="T11">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602" draw:style-name="gr6" draw:text-style-name="P4" draw:layer="layout" svg:width="0.531cm" svg:height="0.382cm" svg:x="15.195cm" svg:y="8.555cm">
            <text:list text:style-name="L1">
              <text:list-header>
                <text:p text:style-name="P3"><text:span text:style-name="T11">1</text:span><text:span text:style-name="T1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Zalomená spojnica 1251" draw:style-name="gr27" draw:text-style-name="P1" draw:layer="layout" draw:line-skew="2.636cm 5.543cm 0.426cm" svg:x1="20.796cm" svg:y1="7.956cm" svg:x2="14.75cm" svg:y2="7.908cm" draw:start-shape="id13" draw:start-glue-point="3" draw:end-shape="id14" draw:end-glue-point="3" svg:d="M20796 7956h-24v6255h-6030v-6303h8" svg:viewBox="0 0 6055 6304">
          <text:p/>
        </draw:connector>
        <draw:line draw:name="Rovná spojnica 1258" draw:style-name="gr2" draw:text-style-name="P1" draw:layer="layout" svg:x1="17.919cm" svg:y1="7.565cm" svg:x2="19.255cm" svg:y2="7.578cm">
          <text:p/>
        </draw:line>
        <draw:line draw:name="Rovná spojnica 1260" draw:style-name="gr2" draw:text-style-name="P1" draw:layer="layout" svg:x1="19.255cm" svg:y1="6.379cm" svg:x2="19.251cm" svg:y2="7.574cm">
          <text:p/>
        </draw:line>
        <draw:line draw:name="Rovná spojnica 1262" draw:style-name="gr2" draw:text-style-name="P1" draw:layer="layout" svg:x1="19.277cm" svg:y1="6.392cm" svg:x2="20.155cm" svg:y2="6.397cm">
          <text:p/>
        </draw:line>
        <draw:custom-shape draw:name="Voľná forma 42" draw:style-name="gr28" draw:text-style-name="P2" xml:id="id6" draw:id="id6" draw:layer="layout" svg:width="0.86cm" svg:height="1.693cm" svg:x="17.584cm" svg:y="7.098cm">
          <text:p/>
          <draw:enhanced-geometry svg:viewBox="0 0 309563 609600" draw:extrusion-allowed="true" draw:text-areas="0 0 309563 609600" draw:glue-points="0 0 309563 80963 309563 533400 14288 609600 14288 342900 161925 309563 9525 276225 0 0 161925 309563" draw:type="mso-spt100" draw:enhanced-path="M 0 0 L 309563 80963 309563 533400 14288 609600 14288 342900 161925 309563 9525 276225 C 7938 184150 4763 0 0 0 Z N"/>
        </draw:custom-shape>
        <draw:custom-shape draw:name="BlokTextu 372" draw:style-name="gr29" draw:text-style-name="P4" draw:layer="layout" svg:width="1.095cm" svg:height="0.466cm" svg:x="17.453cm" svg:y="8.066cm">
          <text:list text:style-name="L1">
            <text:list-header>
              <text:p text:style-name="P3"><text:span text:style-name="T12">A</text:span><text:span text:style-name="T12">L</text:span><text:span text:style-name="T12">U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Skupina 495">
          <draw:custom-shape draw:name="Obdĺžnik 496" draw:style-name="gr21" draw:text-style-name="P12" draw:layer="layout" svg:width="0.389cm" svg:height="9.905cm" svg:x="18.633cm" svg:y="3.252cm">
            <text:p/>
            <draw:enhanced-geometry svg:viewBox="0 0 21600 21600" draw:type="rectangle" draw:enhanced-path="M 0 0 L 21600 0 21600 21600 0 21600 0 0 Z N"/>
          </draw:custom-shape>
          <draw:line draw:name="Rovná spojnica 497" draw:style-name="gr2" draw:text-style-name="P1" draw:layer="layout" svg:x1="18.827cm" svg:y1="3.252cm" svg:x2="18.827cm" svg:y2="2.948cm">
            <text:p/>
          </draw:line>
          <draw:custom-shape draw:name="Rovnoramenný trojuholník 498" draw:style-name="gr13" draw:text-style-name="P12" draw:layer="layout" svg:width="0.389cm" svg:height="0.264cm" svg:x="18.633cm" svg:y="3.252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BlokTextu 1279" draw:style-name="gr23" draw:text-style-name="P16" draw:layer="layout" svg:width="0.751cm" svg:height="0.424cm" svg:x="19.303cm" svg:y="6.745cm">
          <text:list text:style-name="L1">
            <text:list-header>
              <text:p text:style-name="P15"><text:span text:style-name="T7">Ze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280" draw:style-name="gr23" draw:text-style-name="P16" draw:layer="layout" svg:width="1.449cm" svg:height="0.466cm" svg:x="12.906cm" svg:y="5.792cm">
          <text:list text:style-name="L1">
            <text:list-header>
              <text:p text:style-name="P15"><text:span text:style-name="T5">Bra</text:span><text:span text:style-name="T5">nch</text:span><text:span text:style-name="T5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281" draw:style-name="gr23" draw:text-style-name="P16" draw:layer="layout" svg:width="1.36cm" svg:height="0.424cm" svg:x="19.027cm" svg:y="5.62cm">
          <text:list text:style-name="L1">
            <text:list-header>
              <text:p text:style-name="P15"><text:span text:style-name="T7">B</text:span><text:span text:style-name="T7">r</text:span><text:span text:style-name="T7">a</text:span><text:span text:style-name="T7">n</text:span><text:span text:style-name="T7">c</text:span><text:span text:style-name="T7">h</text:span><text:span text:style-name="T7">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17" draw:style-name="gr9" draw:text-style-name="P1" draw:layer="layout" svg:x1="14.462cm" svg:y1="14.7cm" svg:x2="24.926cm" svg:y2="14.704cm">
          <text:p/>
        </draw:line>
        <draw:line draw:style-name="gr30" draw:text-style-name="P23" draw:layer="layout" svg:x1="6.339cm" svg:y1="11.404cm" svg:x2="7.195cm" svg:y2="11.404cm">
          <text:p/>
        </draw:line>
        <draw:g draw:name="Skupina 21">
          <draw:custom-shape draw:name="Obdĺžnik 15" draw:style-name="gr31" draw:text-style-name="P22" draw:layer="layout" svg:width="1.574cm" svg:height="2.633cm" svg:x="2.926cm" svg:y="6.983cm">
            <text:list text:style-name="L1">
              <text:list-header>
                <text:p text:style-name="P15"><text:span text:style-name="T10"/></text:p>
                <text:p text:style-name="P15"><text:span text:style-name="T10">Instr</text:span><text:span text:style-name="T10">uctio</text:span><text:span text:style-name="T10">n </text:span><text:span text:style-name="T10">Mem</text:span><text:span text:style-name="T10">or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6" draw:style-name="gr6" draw:text-style-name="P4" draw:layer="layout" svg:width="0.497cm" svg:height="0.508cm" svg:x="2.851cm" svg:y="7.401cm">
            <text:list text:style-name="L1">
              <text:list-header>
                <text:p text:style-name="P3"><text:span text:style-name="T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17" draw:style-name="gr26" draw:text-style-name="P11" draw:layer="layout" svg:width="0.883cm" svg:height="0.508cm" svg:x="3.691cm" svg:y="7.388cm">
            <text:list text:style-name="L1">
              <text:list-header>
                <text:p text:style-name="P10"><text:span text:style-name="T1">R</text:span><text:span text:style-name="T1">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BlokTextu 526_1" draw:style-name="gr23" draw:text-style-name="P16" draw:layer="layout" svg:width="2.042cm" svg:height="0.466cm" svg:x="4.339cm" svg:y="5.704cm">
          <text:list text:style-name="L1">
            <text:list-header>
              <text:p text:style-name="P15"><text:span text:style-name="T5">31:25, </text:span><text:span text:style-name="T5">14:12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Skupina 326_1" xml:id="id9" draw:id="id9">
          <draw:g draw:name="Skupina 87_1">
            <draw:custom-shape draw:name="Voľná forma 82_1" draw:style-name="gr32" draw:text-style-name="P12" draw:layer="layout" svg:width="1.49cm" svg:height="0.961cm" svg:x="7.195cm" svg:y="10.736cm">
              <text:p/>
              <draw:enhanced-geometry svg:viewBox="0 0 444573 300038" draw:extrusion-allowed="true" draw:text-areas="0 0 444573 300038" draw:glue-points="0 325860 444573 325860 444573 0 1660 134482 0 325860" draw:type="mso-spt100" draw:enhanced-path="M 0 300038 L 444573 300038 444573 0 1660 123825 C 1107 182563 553 241300 0 300038 Z N"/>
            </draw:custom-shape>
            <draw:custom-shape draw:name="BlokTextu 43_1" draw:style-name="gr12" draw:text-style-name="P26" draw:layer="layout" svg:width="1.485cm" svg:height="1.093cm" svg:x="7.195cm" svg:y="10.554cm">
              <text:list text:style-name="L1">
                <text:list-header>
                  <text:p text:style-name="P24"><text:span text:style-name="T13"/></text:p>
                  <text:p text:style-name="P25"><text:span text:style-name="T14">Imm</text:span></text:p>
                  <text:p text:style-name="P25"><text:span text:style-name="T14">decod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BlokTextu 325_1" draw:style-name="gr33" draw:text-style-name="P27" draw:layer="layout" svg:width="0.619cm" svg:height="0.499cm" svg:x="7.213cm" svg:y="11.185cm">
            <text:p/>
            <draw:enhanced-geometry svg:viewBox="0 0 21600 21600" draw:type="mso-spt202" draw:enhanced-path="M 0 0 L 21600 0 21600 21600 0 21600 0 0 Z N"/>
          </draw:custom-shape>
        </draw:g>
        <draw:custom-shape draw:name="BlokTextu 532_1" draw:style-name="gr23" draw:text-style-name="P16" draw:layer="layout" svg:width="1.767cm" svg:height="0.847cm" svg:x="6.432cm" svg:y="10.498cm">
          <text:list text:style-name="L1">
            <text:list-header>
              <text:p text:style-name="P15"><text:span text:style-name="T7">3</text:span><text:span text:style-name="T7">1:</text:span><text:span text:style-name="T7">25</text:span><text:span text:style-name="T7">, </text:span><text:span text:style-name="T7">24</text:span><text:span text:style-name="T7">:2</text:span><text:span text:style-name="T7">0</text:span></text:p>
              <text:p text:style-name="P19"><text:span text:style-name="T7">1</text:span><text:span text:style-name="T7">1:</text:span><text:span text:style-name="T7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3_1" draw:style-name="gr23" draw:text-style-name="P16" draw:layer="layout" svg:width="1.406cm" svg:height="0.382cm" svg:x="8.688cm" svg:y="10.666cm">
          <text:list text:style-name="L1">
            <text:list-header>
              <text:p text:style-name="P15"><text:span text:style-name="T6">Sign</text:span><text:span text:style-name="T6">Imm</text:span><text:span text:style-name="T6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0_1" draw:style-name="gr23" draw:text-style-name="P16" draw:layer="layout" svg:width="2.228cm" svg:height="0.424cm" svg:x="9.858cm" svg:y="9.915cm">
          <text:list text:style-name="L1">
            <text:list-header>
              <text:p text:style-name="P15"><text:span text:style-name="T15"><text:s/></text:span><text:span text:style-name="T7">WriteRegD </text:span><text:span text:style-name="T7">4:0</text:span><text:span text:style-name="T6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5_0" draw:style-name="gr23" draw:text-style-name="P16" draw:layer="layout" svg:width="0.954cm" svg:height="0.466cm" svg:x="10.879cm" svg:y="11.866cm">
          <text:list text:style-name="L1">
            <text:list-header>
              <text:p text:style-name="P15"><text:span text:style-name="T5">Rs</text:span><text:span text:style-name="T5">2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8_0" draw:style-name="gr23" draw:text-style-name="P16" draw:layer="layout" svg:width="0.937cm" svg:height="0.466cm" svg:x="12.767cm" svg:y="11.889cm">
          <text:list text:style-name="L1">
            <text:list-header>
              <text:p text:style-name="P15"><text:span text:style-name="T5">R</text:span><text:span text:style-name="T5">s</text:span><text:span text:style-name="T5">2</text:span><text:span text:style-name="T5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7_1" draw:style-name="gr23" draw:text-style-name="P16" draw:layer="layout" svg:width="0.865cm" svg:height="0.424cm" svg:x="6.384cm" svg:y="11.441cm">
          <text:list text:style-name="L1">
            <text:list-header>
              <text:p text:style-name="P15"><text:span text:style-name="T7">19:1</text:span><text:span text:style-name="T7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8_1" draw:style-name="gr23" draw:text-style-name="P16" draw:layer="layout" svg:width="0.865cm" svg:height="0.424cm" svg:x="6.428cm" svg:y="11.926cm">
          <text:list text:style-name="L1">
            <text:list-header>
              <text:p text:style-name="P15"><text:span text:style-name="T7">24:20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Tvar 330_1" draw:style-name="gr34" draw:text-style-name="P1" draw:layer="layout" svg:x1="24cm" svg:y1="13.836cm" svg:x2="23.367cm" svg:y2="10.385cm" draw:end-shape="id15" draw:end-glue-point="1" svg:d="M24000 13836h-1v-3451h-632" svg:viewBox="0 0 634 3452">
          <text:p/>
        </draw:connector>
        <draw:custom-shape draw:name="BlokTextu 530_1" draw:style-name="gr23" draw:text-style-name="P16" draw:layer="layout" svg:width="0.687cm" svg:height="0.424cm" svg:x="6.435cm" svg:y="9.974cm">
          <text:list text:style-name="L1">
            <text:list-header>
              <text:p text:style-name="P15"><text:span text:style-name="T7">11: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4_1" draw:style-name="gr23" draw:text-style-name="P16" draw:layer="layout" svg:width="1.699cm" svg:height="0.466cm" svg:x="16.575cm" svg:y="10.701cm">
          <text:list text:style-name="L1">
            <text:list-header>
              <text:p text:style-name="P15"><text:span text:style-name="T5">SignIm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8" xml:id="id8" draw:id="id8" draw:layer="layout" svg:width="0.156cm" svg:height="0.149cm" svg:x="16.085cm" svg:y="11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235cm" svg:height="0.235cm" svg:x="16.052cm" svg:y="11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Zalomená spojnica 280_1" draw:style-name="gr1" draw:text-style-name="P1" draw:layer="layout" svg:x1="17.374cm" svg:y1="11.578cm" svg:x2="16.163cm" svg:y2="11.2cm" draw:start-shape="id1" draw:start-glue-point="6" draw:end-shape="id8" draw:end-glue-point="8" svg:d="M17374 11578h-1211v-378" svg:viewBox="0 0 1212 379">
          <text:p/>
        </draw:connector>
        <draw:connector draw:name="Zalomená spojnica 263_4" draw:style-name="gr1" draw:text-style-name="P1" draw:layer="layout" draw:line-skew="0.385cm 3.257cm -0.35cm" svg:x1="0.655cm" svg:y1="7.42cm" svg:x2="4.153cm" svg:y2="11.167cm" draw:start-shape="id2" draw:start-glue-point="4" draw:end-shape="id16" draw:end-glue-point="4" svg:d="M655 7420h-186v4998h3985v-1251h-301" svg:viewBox="0 0 3986 4999">
          <text:p/>
        </draw:connector>
        <draw:custom-shape draw:name="BlokTextu 552_6" draw:style-name="gr23" draw:text-style-name="P16" draw:layer="layout" svg:width="0.81cm" svg:height="0.466cm" svg:x="5.947cm" svg:y="12.325cm">
          <text:list text:style-name="L1">
            <text:list-header>
              <text:p text:style-name="P15"><text:span text:style-name="T5">PC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3_4" draw:style-name="gr23" draw:text-style-name="P16" draw:layer="layout" svg:width="1.678cm" svg:height="0.466cm" svg:x="19.061cm" svg:y="11.688cm">
          <text:list text:style-name="L1">
            <text:list-header>
              <text:p text:style-name="P15"><text:span text:style-name="T5">PCBran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4_4" draw:style-name="gr23" draw:text-style-name="P16" draw:layer="layout" svg:width="1.627cm" svg:height="0.466cm" svg:x="0.553cm" svg:y="11.873cm">
          <text:list text:style-name="L1">
            <text:list-header>
              <text:p text:style-name="P15"><text:span text:style-name="T5">PCPlus4F</text:span></text:p>
            </text:list-header>
          </text:list>
          <draw:enhanced-geometry svg:viewBox="0 0 21600 21600" draw:type="mso-spt202" draw:enhanced-path="M 0 0 L 21600 0 21600 21600 0 21600 0 0 Z N"/>
        </draw:custom-shape>
        <draw:polygon draw:style-name="gr37" draw:text-style-name="P29" xml:id="id1" draw:id="id1" draw:layer="layout" svg:width="0.908cm" svg:height="1.926cm" svg:x="17.374cm" svg:y="11.233cm" svg:viewBox="0 0 909 1927" draw:points="0,0 0,757 343,963 0,1169 0,1927 909,1514 909,413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552_7" draw:style-name="gr23" draw:text-style-name="P16" draw:layer="layout" svg:width="0.793cm" svg:height="0.466cm" svg:x="15.762cm" svg:y="12.348cm">
          <text:list text:style-name="L1">
            <text:list-header>
              <text:p text:style-name="P15"><text:span text:style-name="T5">P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44_7" draw:style-name="gr26" draw:text-style-name="P4" draw:layer="layout" svg:width="0.583cm" svg:height="0.593cm" svg:x="17.724cm" svg:y="11.868cm">
          <text:list text:style-name="L1">
            <text:list-header>
              <text:p text:style-name="P3"><text:span text:style-name="T4">+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173_4" draw:style-name="gr8" draw:text-style-name="P1" draw:layer="layout" svg:x1="3.377cm" svg:y1="10.604cm" svg:x2="3.004cm" svg:y2="10.604cm">
          <text:p/>
        </draw:line>
        <draw:polygon draw:style-name="gr37" draw:text-style-name="P29" xml:id="id16" draw:id="id16" draw:layer="layout" svg:width="0.908cm" svg:height="1.926cm" svg:x="3.245cm" svg:y="10.204cm" svg:viewBox="0 0 909 1927" draw:points="0,0 0,757 343,963 0,1169 0,1927 909,1514 909,413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44_6" draw:style-name="gr26" draw:text-style-name="P4" draw:layer="layout" svg:width="0.583cm" svg:height="0.593cm" svg:x="3.543cm" svg:y="10.833cm">
          <text:list text:style-name="L1">
            <text:list-header>
              <text:p text:style-name="P3"><text:span text:style-name="T4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5_4" draw:style-name="gr23" draw:text-style-name="P16" draw:layer="layout" svg:width="0.319cm" svg:height="0.466cm" svg:x="2.608cm" svg:y="10.356cm">
          <text:list text:style-name="L1">
            <text:list-header>
              <text:p text:style-name="P15"><text:span text:style-name="T5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99_6" draw:style-name="gr8" draw:text-style-name="P1" draw:layer="layout" svg:x1="2.528cm" svg:y1="11.761cm" svg:x2="3.233cm" svg:y2="11.761cm">
          <text:p/>
        </draw:line>
        <draw:connector draw:name="Tvar 330_0" draw:style-name="gr34" draw:text-style-name="P1" xml:id="id17" draw:id="id17" draw:layer="layout" svg:x1="24.001cm" svg:y1="13.837cm" svg:x2="5.402cm" svg:y2="13.836cm" svg:d="M24001 13837h-9299v-1h-9300" svg:viewBox="0 0 18600 2">
          <text:p/>
        </draw:connector>
        <draw:connector draw:name="Tvar 330_2" draw:style-name="gr34" draw:text-style-name="P1" draw:layer="layout" svg:x1="5.402cm" svg:y1="13.836cm" svg:x2="5.412cm" svg:y2="8.864cm" draw:start-shape="id17" draw:start-glue-point="3" svg:d="M5402 13836v-2807h10v-2165" svg:viewBox="0 0 11 4973">
          <text:p/>
        </draw:connector>
        <draw:connector draw:name="Tvar 330_3" draw:style-name="gr34" draw:text-style-name="P1" draw:layer="layout" svg:x1="7.168cm" svg:y1="8.864cm" svg:x2="5.412cm" svg:y2="8.864cm" svg:d="M7168 8864h-1756" svg:viewBox="0 0 1757 1">
          <text:p/>
        </draw:connector>
        <presentation:notes draw:style-name="dp2">
          <draw:page-thumbnail draw:style-name="gr38" draw:layer="layout" svg:width="13.968cm" svg:height="10.476cm" svg:x="3.81cm" svg:y="2.123cm" draw:page-number="1" presentation:class="page"/>
          <draw:frame presentation:style-name="pr1" draw:text-style-name="P3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hatch" draw:fill-color="#99ccff" draw:fill-hatch-name="Black_20_0_20_Degrees" draw:fill-hatch-solid="false" draw:fill-image-width="0cm" draw:fill-image-height="0cm" fo:padding-top="0.025cm" fo:padding-bottom="0.025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15M44S</meta:editing-duration>
    <meta:editing-cycles>276</meta:editing-cycles>
    <meta:generator>LibreOffice/6.4.7.2$Linux_X86_64 LibreOffice_project/40$Build-2</meta:generator>
    <dc:date>2023-03-09T16:59:55.568735567</dc:date>
    <dc:description>https://cw.fel.cvut.cz/wiki/courses/b35apo/start</dc:description>
    <dc:subject>B35APO - Computer Architectures</dc:subject>
    <dc:title>Central Processing Unit (CPU)</dc:title>
    <meta:document-statistic meta:object-count="232"/>
  </office:meta>
</office:document-meta>
</file>